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0000001F7F4A3AD40320688A8.png" manifest:media-type="image/png"/>
  <manifest:file-entry manifest:full-path="Pictures/100000000000022C0000014425715DFCFD18AF1F.png" manifest:media-type="image/png"/>
  <manifest:file-entry manifest:full-path="Pictures/10000000000003030000010ADD3A803C68BE753E.png" manifest:media-type="image/png"/>
  <manifest:file-entry manifest:full-path="Pictures/10000000000002FE0000010983D4DB830525A3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P3" style:family="paragraph" style:parent-style-name="Standard">
      <style:text-properties officeooo:rsid="003de1cf" officeooo:paragraph-rsid="003de1cf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16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7</text:span></text:p>
      <text:p text:style-name="P1"><draw:frame draw:style-name="fr1" draw:name="Figura1" text:anchor-type="paragraph" svg:width="10.455cm" svg:height="6.092cm" draw:z-index="0"><draw:image xlink:href="Pictures/100000000000022C0000014425715DFCFD18AF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2.769cm" svg:height="6.803cm" draw:z-index="1"><draw:image xlink:href="Pictures/10000000000003B0000001F7F4A3AD40320688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2.88cm" svg:height="4.443cm" draw:z-index="2"><draw:image xlink:href="Pictures/10000000000003030000010ADD3A803C68BE75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paragraph" svg:y="0.277cm" svg:width="17cm" svg:height="5.741cm" draw:z-index="3"><draw:image xlink:href="Pictures/10000000000002FE0000010983D4DB830525A33B.png" xlink:type="simple" xlink:show="embed" xlink:actuate="onLoad"/></draw:frame></text:p>
      <text:p text:style-name="P3"><text:soft-page-break/>Data de alteração não coincide com dia realizad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19T11:04:18.960000000</dc:date>
    <meta:editing-duration>PT6H29M36S</meta:editing-duration>
    <meta:editing-cycles>40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2" meta:word-count="10" meta:character-count="57" meta:non-whitespace-character-count="49"/>
  </office:meta>
</office:document-meta>
</file>